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5.45mm"/>
    </style:style>
    <style:style style:name="co3" style:family="table-column">
      <style:table-column-properties fo:break-before="auto" style:column-width="394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01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color="#b3ae6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cbec4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ab73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3" office:value-type="string" calcext:value-type="string">
            <text:p>Issue description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Details</text:p>
          </table:table-cell>
          <table:table-cell table:style-name="ce3"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nregister Resident</text:p>
          </table:table-cell>
          <table:table-cell office:value-type="string" calcext:value-type="string">
            <text:p>High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d validation of Email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d validation of PhoneNumber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d validation of SSN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d custom validation of Person required field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urrently required fields of Person is hardcoded. Needs to be configured via application.properties. E.g hoa.person.attributes.required=FIRST_NAME,SSN,PHON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dd Person deactivation </text:p>
          </table:table-cell>
          <table:table-cell office:value-type="string" calcext:value-type="string">
            <text:p>Low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rgumetns of Controller/UseCases/Operations switch from DTO to Request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or examle: create RegisterResidentRequest instead of ResidentRecord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dd annotations @Column to all Entities fields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ike  <text:span text:style-name="T1">@Column</text:span><text:span text:style-name="T2">(name=</text:span><text:span text:style-name="T3">"person_id"</text:span><text:span text:style-name="T2">)</text:span>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witch on SQL logging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PersonDTO split into PersonView and PersonEntity 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erson Entity will be extended with registeredAt date. PersonView will not. (could be replacement of action #11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Development: DB autofill tool</text:p>
          </table:table-cell>
          <table:table-cell office:value-type="string" calcext:value-type="string">
            <text:p>Low</text:p>
          </table:table-cell>
          <table:table-cell table:number-columns-repeated="1021"/>
        </table:table-row>
        <table:table-row table:style-name="ro3" table:number-rows-repeated="83">
          <table:table-cell table:number-columns-repeated="1024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0">00.00.0000</text:date>, <text:time style:data-style-name="N2" text:time-value="19:14:56.86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09T20:24:39.094000000</meta:creation-date>
    <dc:date>2025-04-10T19:16:25.354000000</dc:date>
    <meta:editing-duration>PT36M3S</meta:editing-duration>
    <meta:editing-cycles>8</meta:editing-cycles>
    <meta:generator>LibreOffice/5.0.4.2$Windows_x86 LibreOffice_project/2b9802c1994aa0b7dc6079e128979269cf95bc78</meta:generator>
    <meta:document-statistic meta:table-count="1" meta:cell-count="31" meta:object-count="0"/>
  </office:meta>
</office:document-meta>
</file>